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 Sans" svg:font-family="'Open Sans', sans-serif"/>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left="0in" fo:margin-right="0in" fo:line-height="200%" fo:text-indent="0in" style:auto-text-indent="false"/>
      <style:text-properties fo:font-variant="normal" fo:text-transform="none" fo:color="#555555" loext:opacity="100%" style:font-name="Open Sans" fo:font-size="12pt" fo:letter-spacing="normal" fo:language="en" fo:country="US" fo:font-style="normal" fo:font-weight="normal" officeooo:rsid="000e6532" officeooo:paragraph-rsid="0005ce12" style:letter-kerning="false" style:font-name-asian="Segoe UI" style:font-size-asian="12pt" style:language-asian="ja" style:country-asian="JP" style:font-style-asian="normal" style:font-weight-asian="bold" style:font-name-complex="Tahoma" style:font-size-complex="12pt" style:language-complex="ar" style:country-complex="SA" style:font-weight-complex="bold"/>
    </style:style>
    <style:style style:name="P2" style:family="paragraph" style:parent-style-name="Heading_20_2">
      <style:paragraph-properties fo:margin-left="0in" fo:margin-right="0in" fo:line-height="200%" fo:text-indent="0in" style:auto-text-indent="false"/>
      <style:text-properties fo:font-variant="normal" fo:text-transform="none" fo:color="#555555" loext:opacity="100%" style:font-name="Open Sans" fo:font-size="12pt" fo:letter-spacing="normal" fo:language="en" fo:country="US" fo:font-style="normal" fo:font-weight="normal" officeooo:rsid="000aa576" officeooo:paragraph-rsid="000aa576"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P3"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197c82" officeooo:paragraph-rsid="00197c82"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4" style:family="paragraph" style:parent-style-name="Bibliography">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font-weight="bold" officeooo:paragraph-rsid="00197c82" style:font-size-asian="12pt" style:font-weight-asian="bold" style:font-size-complex="12pt" style:font-weight-complex="bold" fo:hyphenate="false" fo:hyphenation-remain-char-count="2" fo:hyphenation-push-char-count="2" loext:hyphenation-no-caps="false"/>
    </style:style>
    <style:style style:name="P5" style:family="paragraph" style:parent-style-name="Title">
      <style:paragraph-properties fo:margin-left="0in" fo:margin-right="0in" fo:line-height="200%" fo:text-indent="0in" style:auto-text-indent="false"/>
      <style:text-properties fo:font-variant="normal" fo:text-transform="none" fo:color="#000000" loext:opacity="100%" style:font-name="Times New Roman" fo:font-size="12pt" fo:letter-spacing="normal" fo:language="en" fo:country="US" fo:font-style="normal" fo:font-weight="normal" officeooo:rsid="00197c82" officeooo:paragraph-rsid="002269ba"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P6" style:family="paragraph" style:parent-style-name="Title">
      <style:paragraph-properties fo:margin-left="0in" fo:margin-right="0in" fo:line-height="200%" fo:text-indent="0in" style:auto-text-indent="false"/>
      <style:text-properties fo:font-variant="normal" fo:text-transform="none" fo:color="#000000" loext:opacity="100%" style:font-name="Times New Roman" fo:letter-spacing="normal" fo:font-style="normal" fo:font-weight="normal" officeooo:paragraph-rsid="002269ba"/>
    </style:style>
    <style:style style:name="P7" style:family="paragraph" style:parent-style-name="Title">
      <style:paragraph-properties fo:margin-left="0in" fo:margin-right="0in" fo:line-height="200%" fo:text-indent="0in" style:auto-text-indent="false"/>
      <style:text-properties fo:color="#000000" loext:opacity="100%" style:font-name="Times New Roman" fo:font-size="12pt" fo:font-weight="normal" officeooo:paragraph-rsid="0005ce12" style:font-size-asian="12pt" style:font-weight-asian="normal" style:font-size-complex="12pt" style:font-weight-complex="normal"/>
    </style:style>
    <style:style style:name="P8" style:family="paragraph" style:parent-style-name="Title_20_2">
      <style:paragraph-properties fo:margin-left="0in" fo:margin-right="0in" fo:line-height="200%" fo:text-indent="0in" style:auto-text-indent="false"/>
      <style:text-properties fo:color="#000000" loext:opacity="100%" style:font-name="Times New Roman" fo:font-size="12pt" fo:font-weight="normal" officeooo:paragraph-rsid="0005ce12" style:font-size-asian="12pt" style:font-weight-asian="normal" style:font-size-complex="12pt" style:font-weight-complex="normal"/>
    </style:style>
    <style:style style:name="P9"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normal" officeooo:rsid="00197c82" officeooo:paragraph-rsid="0005ce12"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P10" style:family="paragraph" style:parent-style-name="Bibliography">
      <style:paragraph-properties fo:margin-left="0.5in" fo:margin-right="0in" fo:margin-top="0in" fo:margin-bottom="0in" style:contextual-spacing="false" fo:line-height="200%" fo:text-align="start" style:justify-single-word="false" fo:orphans="0" fo:widows="0" fo:hyphenation-ladder-count="no-limit" fo:text-indent="-0.5in" style:auto-text-indent="false" style:writing-mode="lr-tb"/>
      <style:text-properties fo:color="#000000" loext:opacity="100%" style:font-name="Times New Roman" fo:font-size="12pt" fo:language="en" fo:country="US" fo:font-weight="bold" officeooo:paragraph-rsid="0005ce12" style:letter-kerning="false" style:font-name-asian="Segoe UI" style:font-size-asian="12pt" style:language-asian="ja" style:country-asian="JP" style:font-weight-asian="bold" style:font-name-complex="Tahoma" style:font-size-complex="12pt" style:language-complex="ar" style:country-complex="SA" style:font-weight-complex="bold" fo:hyphenate="false" fo:hyphenation-remain-char-count="2" fo:hyphenation-push-char-count="2" loext:hyphenation-no-caps="false"/>
    </style:style>
    <style:style style:name="P11" style:family="paragraph" style:parent-style-name="Standard">
      <style:paragraph-properties fo:margin-left="0in" fo:margin-right="0in" fo:margin-top="0in" fo:margin-bottom="0in" style:contextual-spacing="false" fo:line-height="200%" fo:text-align="start" style:justify-single-word="false" fo:orphans="0" fo:widows="0" fo:hyphenation-ladder-count="no-limit" fo:text-indent="0in" style:auto-text-indent="false" style:writing-mode="lr-tb"/>
      <style:text-properties fo:color="#000000" loext:opacity="100%" style:font-name="Times New Roman" fo:font-size="12pt" fo:language="en" fo:country="US" fo:font-weight="normal" officeooo:rsid="0027244f" officeooo:paragraph-rsid="0027244f" style:letter-kerning="false" style:font-name-asian="Segoe UI" style:font-size-asian="12pt" style:language-asian="ja" style:country-asian="JP" style:font-weight-asian="normal" style:font-name-complex="Tahoma" style:font-size-complex="12pt" style:language-complex="ar" style:country-complex="SA" style:font-weight-complex="normal" fo:hyphenate="false" fo:hyphenation-remain-char-count="2" fo:hyphenation-push-char-count="2" loext:hyphenation-no-caps="false"/>
    </style:style>
    <style:style style:name="T1" style:family="text">
      <style:text-properties officeooo:rsid="0020ffcd"/>
    </style:style>
    <style:style style:name="T2" style:family="text">
      <style:text-properties fo:color="#555555" loext:opacity="100%" style:font-name="Open Sans"/>
    </style:style>
    <style:style style:name="T3" style:family="text">
      <style:text-properties fo:font-size="12pt" fo:language="en" fo:country="US" officeooo:rsid="00197c82" style:letter-kerning="false" style:font-name-asian="Segoe UI" style:font-size-asian="12pt" style:language-asian="ja" style:country-asian="JP" style:font-style-asian="normal" style:font-weight-asian="normal" style:font-name-complex="Tahoma" style:font-size-complex="12pt" style:language-complex="ar" style:country-complex="SA" style:font-weight-complex="normal"/>
    </style:style>
    <style:style style:name="T4" style:family="text">
      <style:text-properties officeooo:rsid="0027244f"/>
    </style:style>
    <style:style style:name="T5" style:family="text">
      <style:text-properties fo:font-weight="bold" fo:background-color="#f2f2f2" loext:char-shading-value="0"/>
    </style:style>
    <style:style style:name="T6" style:family="text">
      <style:text-properties fo:font-weight="bold" officeooo:rsid="0020ffcd" fo:background-color="#f2f2f2" loext:char-shading-value="0"/>
    </style:style>
    <style:style style:name="T7" style:family="text">
      <style:text-properties fo:font-weight="bold" officeooo:rsid="002916e2" fo:background-color="#f2f2f2"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
      <text:h text:style-name="P2" text:outline-level="2"/>
      <text:p text:style-name="P6"><text:span text:style-name="T3">Learning </text:span><text:span text:style-name="T2">Discussion</text:span></text:p>
      <text:p text:style-name="P5"><text:span text:style-name="T1"><text:s/></text:span><text:span text:style-name="T4">Society Impacts Of AI: Legality </text:span></text:p>
      <text:p text:style-name="P7"/>
      <text:p text:style-name="P8"><text:s/>Benjamin H. Miller, Ethical Hacker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
      <text:p text:style-name="P11"><text:soft-page-break/><text:span text:style-name="T6">I </text:span><text:span text:style-name="T5">believe there's been a lot of gray areas in national laws regarding technology. <text:s/>From the time of illegal peer 2 peer sharing of music to now autonomous cars etc the law has to slowly catch up to rapid growth of technology. Machine learning is used in scada systems at street lights . What is the ethics of this? Giving people tickets by monitoring cameras majority of crimes go unnoticed but we put this tech at streetlights . People will not only receive more tickets but the actions going noticed will cause rapid awareness among the general population of actions we do cops are not around. <text:s/>Driving more cautious this enforcers all seeing eye as you would say give more power to authoritarian governments. People would be more afraid of the traffic violations . More likely to seen if sensor are in placed. What if took it step further actions or death threats punishable in cars by voice automation software? Someone says they are suicidal autonomous car automatically drives them to a mental institution or alerts the police with gps coordinates. <text:s/>Any matters of national or homeland security will be alerted to the right hands. I think intellectual property laws are </text:span><text:span text:style-name="T7">very changeable because different license. Ethics of how smart we can make neural networks and the freedom to think is a gray area in this generation . What will be the impacts of having human like thinking robots? Some people think they will take over. I think that they will value there creators. Like a god humans created robots its like birth or creation. Though more <text:s/>silicon we can program them to feel and experience just like us . Ok we are made up of earth elements and trained at birth. The catch is so are the robots. Earthly materials and can produce thoughts neural network. We use electric impulses so do robots. <text:s/>What are legal implications . If a robot commits a crime. We can destroy them and make improvements to code to correct the actions of the wrong doing. Not completely not free will . No free will to commit a crime so to speak. A stable of actions done to keep legal implications right. Also we need make a strict regulation on what type of tech and bio tech we keep legal. Crispr like steriods can genetic modify human to be stronger what will be the legal implications of this.</text:span></text:p>
      <text:p text:style-name="P11"><text:span text:style-name="T7">Gene-based medicines will be the be the regulation. <text:s/>We will be able to cure diseases faster than </text:span><text:soft-page-break/><text:span text:style-name="T7">before will there also come negative with the tech . The risk to cause future unwanted side -effects. Also courts will have legal computer automated system that go off the books? If so would human biased be canceled out of judgment . <text:s/>I think sometimes human thoughts needed to make right choices or ruling . Some times people are judged harshly on physical appearance seen that courts even in professional title often have harsher ruling to stereotypical groups they don’t like. </text:span></text:p>
      <text:p text:style-name="P11"><text:span text:style-name="T7">I think that there be camera system will catch more crime but we have a right to privacy. That invades sometimes in matter of national security by gov hackers. Its scenic when the laws come to place. If your in city you can be recorded because you don’t own the land basically. Regulations like cameras cant be in restroom. <text:s/>So there is less and less privacy with the advancement of tech. Also the information people post on social platforms . Gps software in phones and vehicle. Home protection system. Cyber security from airports to water systems. With a more technological world. Cyber has shifted to the main power. In my country the top job now is software engineer. </text:span></text:p>
      <text:p text:style-name="P11"><text:span text:style-name="T7">Its because of the ever needing growth in building these systems. We all own a phone, probably a tablet and computer. Some of us smart wearable glasses and watches. Maybe even augmented reality system. <text:s/>Even game systems have browser and legal issues that come with death threat over video game multiplayer connections or live streams. A lot laws come in from social platform to Cyber stalking. Sexual nature laws and age can also be enforced online. <text:s/>You have to be careful I often id people social platform weird but make sure they telling truth most girls don’t think twice about showing id just do it. Some even respect it . I think it takes 5 sec to take pic or 5 sec ruin the rest of legal life from lack of Cyber security. There has been weird laws with catfish people and creating fake persona . Some times cops even use these tactics to catch pedophiles. I think also the picture have to be royalty free. There anonymity services and email on TOR. <text:s/>The laws kinda depend on job title. Same internet porn and revenge porn laws . <text:s/>Theres a lot of things to take for account when using the services and the fact that its so easy to create website. Creates dangers with legality of using the services. I think that sometimes people are innocent people use </text:span><text:soft-page-break/><text:span text:style-name="T7">espionage to try to ruin peoples life. Sometimes camera get someone who dopple ganger of the person who really committed the crime falsely imprisonment is a issue. Also forensics tools and bio metric tech have increased. So has security devices which purpose a problem with law encryption devices. Some even nuke there hard drive so to speak or fry it in microwave. Makes it impossible for the cops to mess with you. I think raises problems but more issue are solved with the advancement forensic technology. <text:s/>A know most crime solved by computer not a human. If you look at ratio of cases solved by digital forensics you be amazed . Also the digital imprint criminal leave trace of . Either android or usb. National security issues and counter terrorism solved by advanced computer system. Its mostly these advancement solve crime.</text:span></text:p>
      <text:p text:style-name="P3"/>
      <text:p text:style-name="P3"/>
      <text:p text:style-name="P3"/>
      <text:p text:style-name="P3"/>
      <text:p text:style-name="P3"/>
      <text:p text:style-name="P3"/>
      <text:p text:style-name="P3"/>
      <text:p text:style-name="P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 Sans" svg:font-family="'Open Sans', sans-serif"/>
    <style:font-face style:name="Roboto" svg:font-family="Roboto, arial, sans-serif"/>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 style:family="paragraph" style:parent-style-name="Standard" style:default-outline-level="">
      <style:paragraph-properties fo:margin-left="0.5in" fo:margin-right="0in" fo:text-indent="-0.5in" style:auto-text-indent="false"/>
    </style:style>
    <style:style style:name="Title" style:family="paragraph" style:parent-style-name="Standard" style:default-outline-level="" style:class="chapter">
      <style:paragraph-properties fo:margin-left="0in" fo:margin-right="0in" fo:margin-top="1.6665in" fo:margin-bottom="0in" style:contextual-spacing="true" fo:text-align="center" style:justify-single-word="false" fo:text-indent="0in" style:auto-text-indent="false"/>
    </style:style>
    <style:style style:name="Title_20_2" style:display-name="Title 2" style:family="paragraph" style:parent-style-name="Standard" style:default-outline-level="">
      <style:paragraph-properties fo:margin-left="0in" fo:margin-right="0in" fo:text-align="center" style:justify-single-word="false" fo:text-indent="0in" style:auto-text-indent="false"/>
    </style:style>
    <style:style style:name="Table_20_Contents" style:display-name="Table Contents" style:family="paragraph" style:parent-style-name="Standard" style:default-outline-level="" style:class="extra">
      <style:paragraph-properties fo:margin-left="0in" fo:margin-right="0in" fo:orphans="0" fo:widows="0" fo:text-indent="0.5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3T12:05:36.706000000</meta:creation-date>
    <dc:date>2021-08-02T18:51:35.048000000</dc:date>
    <meta:editing-duration>PT1H14M2S</meta:editing-duration>
    <meta:editing-cycles>13</meta:editing-cycles>
    <meta:generator>LibreOffice/7.0.5.2$Windows_X86_64 LibreOffice_project/64390860c6cd0aca4beafafcfd84613dd9dfb63a</meta:generator>
    <meta:document-statistic meta:table-count="0" meta:image-count="0" meta:object-count="0" meta:page-count="4" meta:paragraph-count="7" meta:word-count="1001" meta:character-count="5713" meta:non-whitespace-character-count="4700"/>
  </office:meta>
</office:document-meta>
</file>